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86cm"/>
    </style:style>
    <style:style style:name="co2" style:family="table-column">
      <style:table-column-properties fo:break-before="auto" style:column-width="1.566cm"/>
    </style:style>
    <style:style style:name="co3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6.675cm"/>
    </style:style>
    <style:style style:name="co5" style:family="table-column">
      <style:table-column-properties fo:break-before="auto" style:column-width="2.815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5.712cm"/>
    </style:style>
    <style:style style:name="co9" style:family="table-column">
      <style:table-column-properties fo:break-before="auto" style:column-width="3.196cm"/>
    </style:style>
    <style:style style:name="co10" style:family="table-column">
      <style:table-column-properties fo:break-before="auto" style:column-width="2.688cm"/>
    </style:style>
    <style:style style:name="co11" style:family="table-column">
      <style:table-column-properties fo:break-before="auto" style:column-width="2.37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e4" style:family="table-cell" style:parent-style-name="Default" style:data-style-name="N30"/>
    <style:style style:name="ce5" style:family="table-cell" style:parent-style-name="Default">
      <style:table-cell-properties fo:wrap-option="wrap"/>
      <style:text-properties style:text-outline="false" style:text-line-through-styl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Reference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9" table:default-cell-style-name="ce2"/>
        <table:table-column table:style-name="co3" table:number-columns-repeated="1010" table:default-cell-style-name="ce2"/>
        <table:table-column table:style-name="co11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isplay</text:p>
          </table:table-cell>
          <table:table-cell table:style-name="ce3" office:value-type="string">
            <text:p>dateStart</text:p>
          </table:table-cell>
          <table:table-cell table:style-name="ce3" office:value-type="string">
            <text:p>dateEnd</text:p>
          </table:table-cell>
          <table:table-cell table:style-name="ce3" office:value-type="string">
            <text:p>fr</text:p>
          </table:table-cell>
          <table:table-cell table:style-name="ce3" office:value-type="string">
            <text:p>en</text:p>
          </table:table-cell>
          <table:table-cell table:style-name="ce3" office:value-type="string">
            <text:p>es</text:p>
          </table:table-cell>
          <table:table-cell table:style-name="ce3" office:value-type="string">
            <text:p>clientId</text:p>
          </table:table-cell>
          <table:table-cell table:style-name="ce1" office:value-type="string">
            <text:p>client</text:p>
          </table:table-cell>
          <table:table-cell table:style-name="ce1" office:value-type="string">
            <text:p>clientUrl</text:p>
          </table:table-cell>
          <table:table-cell table:style-name="ce1" office:value-type="string">
            <text:p>subcontractorId</text:p>
          </table:table-cell>
          <table:table-cell table:style-name="ce1" office:value-type="string">
            <text:p>subcontractor</text:p>
          </table:table-cell>
          <table:table-cell table:style-name="ce1" office:value-type="string">
            <text:p>subcontractorUrl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REF_FAO_PSA_FIP</text:p>
          </table:table-cell>
          <table:table-cell office:value-type="string">
            <text:p>true</text:p>
          </table:table-cell>
          <table:table-cell office:value-type="date" office:date-value="2010-01-10">
            <text:p>10/01/2010</text:p>
          </table:table-cell>
          <table:table-cell office:value-type="date" office:date-value="2013-08-31">
            <text:p>31/08/2013</text:p>
          </table:table-cell>
          <table:table-cell office:value-type="string">
            <text:p>Expertises SIG, gestion de données, développement d'outils et production de cartes dans plusieurs projets: FIGIS, Projets EU (D4-Science, iMarine), Base de données Ecosystèmes Marins Vulnérables (VME-db), Portail de données SmartFish Chimaera et FIRMS</text:p>
          </table:table-cell>
          <table:table-cell office:value-type="string">
            <text:p>GIS expertises, data management, tools development &amp; map production in several projects: FIGIS, EU projects (D4Science, iMarine), Vulnerable Marine Ecosystems (VME) database, SmartFish Chimaera portal and FIRMS</text:p>
          </table:table-cell>
          <table:table-cell office:value-type="string">
            <text:p>Evaluaciones SIG, manejo de datos, desarrollo de herramientas y producción de mapas en varias proyectos: FIGIS, Proyectos EU (D4-Science, iMarine), Base de datos Ecosistemas Marinos Vulnerables (VME-db), Portal de datos SmartFish Chimaera y FIRMS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4"/>
        </table:table-row>
        <table:table-row table:style-name="ro1">
          <table:table-cell office:value-type="string">
            <text:p>REF_FAO_PSA_ESS</text:p>
          </table:table-cell>
          <table:table-cell office:value-type="string">
            <text:p>true</text:p>
          </table:table-cell>
          <table:table-cell office:value-type="date" office:date-value="2011-01-09">
            <text:p>09/01/2011</text:p>
          </table:table-cell>
          <table:table-cell office:value-type="date" office:date-value="2011-09-30">
            <text:p>30/09/2011</text:p>
          </table:table-cell>
          <table:table-cell office:value-type="string">
            <text:p>Développement d'un outil SIG avec le logiciel R pour produire des cartes thématiques pour les livres statistiques de la FAO (utilisé à partir de l'édition 2012). L'outil est exploité dans un outil de rapportage basé sur la plateforme LaTeX. Voir &lt;a href="http://www.fao.org/economic/ess/ess-publications/ess-yearbook/en" target="_blank"&gt;http://www.fao.org/economic/ess/ess-publications/ess-yearbook/en&lt;/a&gt;</text:p>
          </table:table-cell>
          <table:table-cell office:value-type="string">
            <text:p>Development of a GIS tool with the R software to produce thematic statistical maps for the FAO Statistical yearbooks (starting from the 2012 edition). The software is exploited at report generation time using LaTeX tools. See &lt;a href="http://www.fao.org/economic/ess/ess-publications/ess-yearbook/en" target="_blank"&gt;http://www.fao.org/economic/ess/ess-publications/ess-yearbook/en&lt;/a&gt;</text:p>
          </table:table-cell>
          <table:table-cell office:value-type="string">
            <text:p>Desarrollo de una herramienta SIG con el languaje R para producir mapas temáticos para los libros estadísticos de la FAO (utilizado desde la edición 2012). El programa R está utilizado adentro de una herramienta de presentación de informes basados sobre la plataforma LaTeX. Ver &lt;a href="http://www.fao.org/economic/ess/ess-publications/ess-yearbook/en" target="_blank"&gt;http://www.fao.org/economic/ess/ess-publications/ess-yearbook/en&lt;/a&gt;</text:p>
          </table:table-cell>
          <table:table-cell office:value-type="string">
            <text:p>fao</text:p>
          </table:table-cell>
          <table:table-cell office:value-type="string">
            <text:p>FAO - Economic and Social Development Department</text:p>
          </table:table-cell>
          <table:table-cell office:value-type="string">
            <text:p>http://www.fao.org/economic/ess/ess-home</text:p>
          </table:table-cell>
          <table:table-cell table:number-columns-repeated="1014"/>
        </table:table-row>
        <table:table-row table:style-name="ro1">
          <table:table-cell office:value-type="string">
            <text:p>REF_UMANIS_2014_S3E</text:p>
          </table:table-cell>
          <table:table-cell office:value-type="string">
            <text:p>true</text:p>
          </table:table-cell>
          <table:table-cell office:value-type="date" office:date-value="2014-01-10">
            <text:p>10/01/2014</text:p>
          </table:table-cell>
          <table:table-cell office:value-type="date" office:date-value="2014-11-30">
            <text:p>30/11/2014</text:p>
          </table:table-cell>
          <table:table-cell office:value-type="string">
            <text:p>Intégration d'indicateurs côtiers pour la directive Cadre Eau (DCE) dans le Système d'Information SEEE: Expertise R (Conception technique et Implémentation). Audit du système d'information SEEE existant et recommandations pour son exploitation avec les données côtières et indicateurs résultants</text:p>
          </table:table-cell>
          <table:table-cell office:value-type="string">
            <text:p>Integrating coastal indicators for the EC Water Framework Directive in the SEEE information system​: R expertise (Technical conception &amp; implementation). Audit of the existing SEEE information system &amp; recommendations for its exploitation with coastal data &amp; resulting indicators</text:p>
          </table:table-cell>
          <table:table-cell office:value-type="string">
            <text:p>Integración de indicadores costeros para la Directiva sobre el agua en el Sistema de Información SEEE: Evaluación R (concepción técnica e implementación. Auditoría del sistema de información SEEE actual y recomendaciones para su explotación con los datos costeros y indicadores resultantes.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style-name="ce4" office:value-type="string">
            <text:p>umanis</text:p>
          </table:table-cell>
          <table:table-cell office:value-type="string">
            <text:p>Umanis</text:p>
          </table:table-cell>
          <table:table-cell office:value-type="string">
            <text:p>http://www.umanis.com</text:p>
          </table:table-cell>
          <table:table-cell table:number-columns-repeated="1011"/>
        </table:table-row>
        <table:table-row table:style-name="ro1">
          <table:table-cell office:value-type="string">
            <text:p>REF_UMANIS_2015_R</text:p>
          </table:table-cell>
          <table:table-cell office:value-type="string">
            <text:p>true</text:p>
          </table:table-cell>
          <table:table-cell office:value-type="date" office:date-value="2014-01-12">
            <text:p>12/01/2014</text:p>
          </table:table-cell>
          <table:table-cell office:value-type="date" office:date-value="2015-01-31">
            <text:p>31/01/2015</text:p>
          </table:table-cell>
          <table:table-cell office:value-type="string">
            <text:p>Expertise R pour le service Ifremer Dyneco/Vigies: Optimisation de codes, Automatisation et standardisation de traitements incluant des analyses statistiques tels que les Modèles Dynamiques Linéaires</text:p>
          </table:table-cell>
          <table:table-cell office:value-type="string">
            <text:p>R expertise for the Ifremer Dyneco/Vigies service: Optimization of codes, Automation &amp; Standardization of processings including statistical analyses such as Dynamic Linear Models</text:p>
          </table:table-cell>
          <table:table-cell office:value-type="string">
            <text:p>Evaluación R para el servicio Ifremer Dyneco/Vigies: Optimización de códigos, Automatización y estandardización de tratamientos de datos incluyendo análisis estadísticos como los Modelos Dinámicos Lineares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style-name="ce4" office:value-type="string">
            <text:p>umanis</text:p>
          </table:table-cell>
          <table:table-cell office:value-type="string">
            <text:p>Umanis</text:p>
          </table:table-cell>
          <table:table-cell office:value-type="string">
            <text:p>http://www.umanis.com</text:p>
          </table:table-cell>
          <table:table-cell table:number-columns-repeated="1011"/>
        </table:table-row>
        <table:table-row table:style-name="ro2">
          <table:table-cell office:value-type="string">
            <text:p>REF_FAO_INT_FISMIS</text:p>
          </table:table-cell>
          <table:table-cell office:value-type="string">
            <text:p>true</text:p>
          </table:table-cell>
          <table:table-cell office:value-type="date" office:date-value="2015-03-15">
            <text:p>15/03/2015</text:p>
          </table:table-cell>
          <table:table-cell office:value-type="date" office:date-value="2016-11-30">
            <text:p>30/11/2016</text:p>
          </table:table-cell>
          <table:table-cell office:value-type="string">
            <text:p>Expert R/Systèmes statistiques, Ingénieur développement système (web) &amp; support utilisateurs. Conception du système d'information et de gestion des pêches des Bahamas (FisMIS). &lt;em&gt;Mission de consultant international FAO&lt;/em&gt;</text:p>
          </table:table-cell>
          <table:table-cell office:value-type="string">
            <text:p>R/Statistical Working Systems Expert, System development Engineer (web) and User support. Implementation of the Fisheries Management Information System of Bahamas (FisMIS). &lt;em&gt;FAO International Consultant Mission&lt;/em&gt;</text:p>
          </table:table-cell>
          <table:table-cell office:value-type="string">
            <text:p>Experto R/Sístemas Estadísticos, Ingeniero desarollo sistema (web) &amp; ayuda a los usuarios. Concepción del sistem de información y manejo de las pesquerías de Bahamas (FisMIS). &lt;em&gt;Misión de consultante internacional FAO&lt;/em&gt;</text:p>
          </table:table-cell>
          <table:table-cell table:style-name="Default" office:value-type="string">
            <text:p>bha-dmr</text:p>
          </table:table-cell>
          <table:table-cell table:style-name="Default" office:value-type="string">
            <text:p>Bahamas Department of Marine ressources</text:p>
          </table:table-cell>
          <table:table-cell table:style-name="ce5" office:value-type="string">
            <text:p><text:a xlink:href="http://www.bahamas.gov.bs/marineresources">http://www.bahamas.gov.bs/marineresources</text:a></text:p>
          </table:table-cell>
          <table:table-cell table:style-name="ce4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1">
          <table:table-cell office:value-type="string">
            <text:p>REF_FAO_INT_FIRMSVIEWER</text:p>
          </table:table-cell>
          <table:table-cell office:value-type="string">
            <text:p>true</text:p>
          </table:table-cell>
          <table:table-cell office:value-type="date" office:date-value="2015-10-01">
            <text:p>01/10/2015</text:p>
          </table:table-cell>
          <table:table-cell office:value-type="date" office:date-value="2016-10-01">
            <text:p>01/10/2016</text:p>
          </table:table-cell>
          <table:table-cell office:value-type="string">
            <text:p>Expert SIG / R / Cartographie web. Design et développement du &lt;a href="http://firms.fao.org/firms/stocks-fisheries-map-viewer" target="_blank"&gt;portail cartographique de stocks et pêcheries&lt;/a&gt; pour le système d'information FIRMS (Fishery Resources Monitoring System). &lt;em&gt;Mission de consultant international FAO&lt;/em&gt;</text:p>
          </table:table-cell>
          <table:table-cell office:value-type="string">
            <text:p>GIS / R / Web-mapping expert. Design and Implementation of the &lt;a href="http://firms.fao.org/firms/stocks-fisheries-map-viewer" target="_blank"&gt; Stocks and Fisheries map viewer&lt;/a&gt; for the FIRMS Information System (Fishery Resources Monitoring System). &lt;em&gt;FAO International Consultant Mission&lt;/em&gt;</text:p>
          </table:table-cell>
          <table:table-cell office:value-type="string">
            <text:p>Experto SIG / R / Cartografía web. Diseño y desarrollo del &lt;a href="http://firms.fao.org/firms/stocks-fisheries-map-viewer" target="_blank"&gt;portal cartográfico de stocks y pesquerías&lt;/a&gt; para el sistema de información FIRMS (Fishery Resources Monitoring System)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string">
            <text:p>REF_IFREMER_2016_DCSMM_FOND</text:p>
          </table:table-cell>
          <table:table-cell office:value-type="string">
            <text:p>true</text:p>
          </table:table-cell>
          <table:table-cell office:value-type="date" office:date-value="2016-12-02">
            <text:p>02/12/2016</text:p>
          </table:table-cell>
          <table:table-cell office:value-type="date" office:date-value="2016-12-16">
            <text:p>16/12/2016</text:p>
          </table:table-cell>
          <table:table-cell office:value-type="string">
            <text:p>Développement d'une librairie R standard et générique (DCSMM.D10) pour convertir des jeux de données en format d'échange &lt;a href="http://quadrige.eaufrance.fr" target="_blank"&gt;Quadrige2&lt;/a&gt; (QUADRILABO). Application aux données de macro-déchets de fond issues d'outils de saisie embarqués (Allegro / TUTTI). &lt;em&gt;Travail mené dans le cadre de la Directive Cadre Stratégie sur le Milieu Marin (DCSMM).&lt;/em&gt;</text:p>
          </table:table-cell>
          <table:table-cell office:value-type="string">
            <text:p>Development of a R standard and generic library (DCSMM.D10) to convert datasets in &lt;a href="http://quadrige.eaufrance.fr/" target="_blank"&gt;Quadrige2&lt;/a&gt; exchange format (QUADRILABO). Application to marine litter macro waste data from on-board data entry sofware (Allegro / TUTTI). &lt;em&gt;Work carried out as part of the Marine Strategy Framework Directive.&lt;/em&gt;</text:p>
          </table:table-cell>
          <table:table-cell office:value-type="string">
            <text:p>Concepción de un package R estándar y genérico (DCSMM.D10) para convertir juegos de datos estructurados en formato de intercambio &lt;a href="http://quadrige.eaufrance.fr" target="_blank"&gt;Quadrige2&lt;/a&gt; (QUADRILABO). Aplicación a datos de macro desechos de fondo colectados a bordo de buques (Allegro / TUTTI)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6_DCSMM_FLOT</text:p>
          </table:table-cell>
          <table:table-cell office:value-type="string">
            <text:p>true</text:p>
          </table:table-cell>
          <table:table-cell office:value-type="date" office:date-value="2017-01-07">
            <text:p>07/01/2017</text:p>
          </table:table-cell>
          <table:table-cell office:value-type="date" office:date-value="2017-01-17">
            <text:p>17/01/2017</text:p>
          </table:table-cell>
          <table:table-cell office:value-type="string">
            <text:p>Développement d'un outil de conversion interactif (Microsoft Access - VBA) pour convertir les données de la base de données MEGASCOPE en format d'échange QUADRILABO pour intégration dans &lt;a href="http://quadrige.eaufrance.fr/" target="_blank"&gt;Quadrige2&lt;/a&gt;. Application aux données de déchets flottants. &lt;em&gt;Travail mené dans le cadre de la Directive Cadre Stratégie sur le Milieu Marin (DCSMM).&lt;/em&gt;</text:p>
          </table:table-cell>
          <table:table-cell office:value-type="string">
            <text:p>Development of a conversion interactive tool (Microsoft Access - VBA) to convert datasets from the MEGASCOPE database in QUADRILABO exchange format for integration in &lt;a href="http://quadrige.eaufrance.fr/" target="_blank"&gt;Quadrige2&lt;/a&gt;. Application to Floating wastes data. &lt;em&gt;Work carried out as part of the Marine Strategy Framework Directive.&lt;/em&gt;</text:p>
          </table:table-cell>
          <table:table-cell office:value-type="string">
            <text:p>Desarrollo de una herramienta interactiva de conversión (Microsoft Access - VBA) para convertir juegos de datos de la base de datos MEGASCOPE en formato de intercambio QUADRILABO para su integración en &lt;a href="http://quadrige.eaufrance.fr" target="_blank"&gt;Quadrige2&lt;/a&gt;. Aplicación a los datos de desechos flotantes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7_DCSMM_FOND</text:p>
          </table:table-cell>
          <table:table-cell office:value-type="string">
            <text:p>true</text:p>
          </table:table-cell>
          <table:table-cell office:value-type="date" office:date-value="2017-04-01">
            <text:p>01/04/2017</text:p>
          </table:table-cell>
          <table:table-cell office:value-type="date" office:date-value="2017-04-30">
            <text:p>30/04/2017</text:p>
          </table:table-cell>
          <table:table-cell office:value-type="string">
            <text:p>Amélioration de la librairie R d'intégration de données déchets DCSMM (DCSMM.D10) pour l'intégration dans &lt;a href="http://quadrige.eaufrance.fr/" target="_blank"&gt;Quadrige2&lt;/a&gt; de données de reprise et historiques sur les déchets de fond. &lt;em&gt;Travail mené dans le cadre de la Directive Cadre Stratégie sur le Milieu Marin (DCSMM).&lt;/em&gt;</text:p>
          </table:table-cell>
          <table:table-cell office:value-type="string">
            <text:p>Improving development of DCSMM data integration R library (DCSMM.D10) for integrating recovery and historical data series of marine litter macro waste data in &lt;a href="http://quadrige.eaufrance.fr/" target="_blank"&gt;Quadrige2&lt;/a&gt;. &lt;em&gt;Work carried out as part of the Marine Strategy Framework Directive.&lt;/em&gt;</text:p>
          </table:table-cell>
          <table:table-cell office:value-type="string">
            <text:p>Desarrollo mejorativo del package R de integration de datos de de desechos DCSMM (DCSMM.D10) para la integración en &lt;a href="http://quadrige.eaufrance.fr" target="_blank"&gt;Quadrige2&lt;/a&gt; de datos de recuperación y series históricas sobre los desechos de fondo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7_DCSMM_FLOT</text:p>
          </table:table-cell>
          <table:table-cell office:value-type="string">
            <text:p>true</text:p>
          </table:table-cell>
          <table:table-cell office:value-type="date" office:date-value="2017-04-01">
            <text:p>01/04/2017</text:p>
          </table:table-cell>
          <table:table-cell office:value-type="date" office:date-value="2017-04-30">
            <text:p>30/04/2017</text:p>
          </table:table-cell>
          <table:table-cell office:value-type="string">
            <text:p>Développement amélioratif de la librairie R d'intégration de données déchets DCSMM (DCSMM.D10) pour l'intégration dans &lt;a href="http://quadrige.eaufrance.fr/" target="_blank"&gt;Quadrige2&lt;/a&gt; de jeux de données hétérogènes sur les déchets marins flottants. &lt;em&gt;Travail mené dans le cadre de la Directive Cadre Stratégie sur le Milieu Marin (DCSMM).&lt;/em&gt;</text:p>
          </table:table-cell>
          <table:table-cell office:value-type="string">
            <text:p>Improving development of DCSMM data integration R library (DCSMM.D10) for integrating heterogenous datasets on marine floating wastes in &lt;a href="http://quadrige.eaufrance.fr/" target="_blank"&gt;Quadrige2&lt;/a&gt;. &lt;em&gt;Work carried out as part of the Marine Strategy Framework Directive.&lt;/em&gt;</text:p>
          </table:table-cell>
          <table:table-cell office:value-type="string">
            <text:p>Desarrollo mejorativo del package R de integration de datos de de desechos DCSMM (DCSMM.D10) para la integración en &lt;a href="http://quadrige.eaufrance.fr" target="_blank"&gt;Quadrige2&lt;/a&gt; de juegos de datos heterogéneos sobre los desechos marinos flotantes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FAO_INT_AAPS</text:p>
          </table:table-cell>
          <table:table-cell office:value-type="string">
            <text:p>true</text:p>
          </table:table-cell>
          <table:table-cell office:value-type="date" office:date-value="2017-05-01">
            <text:p>01/05/2017</text:p>
          </table:table-cell>
          <table:table-cell office:value-type="date" office:date-value="2017-12-01">
            <text:p>01/12/2017</text:p>
          </table:table-cell>
          <table:table-cell office:value-type="string">
            <text:p>Expert R/SIG. Assistance technique pour la mise en place de traitements R de création/publication de fiches de métadonnées ISO/OGC et leur données géographiques associées par le biais de services OGC (CSW, WFS/WMS), facilité par les librairi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, en soutien au système de production d'atlas d'aquaculture (AAPS), en collaboration avec CLS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R/GIS Expert, Technical support to the implementation of R business processes for the creation/publication of ISO/OGC metadata sheets and associated geospatial data resources through OGC Web-Services (CSW, WFS/WMS) powered by R packages &lt;b&gt;&lt;a href="http://github.com/eblondel/geometa" target="_blank"&gt;geometa&lt;/a&gt;&lt;/b&gt;, &lt;b&gt;&lt;a href="http://github.com/eblondel/geonapi" target="_blank"&gt;geonapi&lt;/a&gt;&lt;/b&gt; and &lt;b&gt;&lt;a href="http://github.com/eblondel/geosapi" target="_blank"&gt;geosapi&lt;/a&gt;&lt;/b&gt;, in support to the Aquaculture Atlas Production System (AAPS) Virtual Research Environment, en collaboration avec CLS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xperto R/SIG. Asistencia técnica para la puesta en marcha de tratamientos R de creación/publicación de fichas de metadatos ISO/OGC y sus datos geográficos asociados mediante servicios OGC (CSW, WFS/WMS), facilitado por los paquetes R &lt;b&gt;&lt;a href="http://github.com/eblondel/geometa" target="_blank"&gt;geometa&lt;/a&gt;&lt;/b&gt;, &lt;b&gt;&lt;a href="http://github.com/eblondel/geonapi" target="_blank"&gt;geonapi&lt;/a&gt;&lt;/b&gt; y &lt;b&gt;&lt;a href="http://github.com/eblondel/geosapi" target="_blank"&gt;geosapi&lt;/a&gt;&lt;/b&gt;, en apoyo al sistema de producción de atlas de acuacultivo (AAPS), en colaboración con CLS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cls</text:p>
          </table:table-cell>
          <table:table-cell office:value-type="string">
            <text:p>CLS – Collectes Localisation Satellites</text:p>
          </table:table-cell>
          <table:table-cell office:value-type="string">
            <text:p>https://www.cls.fr/</text:p>
          </table:table-cell>
          <table:table-cell table:style-name="ce4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1">
          <table:table-cell office:value-type="string">
            <text:p>REF_FAO_INT_PAIM</text:p>
          </table:table-cell>
          <table:table-cell office:value-type="string">
            <text:p>true</text:p>
          </table:table-cell>
          <table:table-cell office:value-type="date" office:date-value="2016-06-01">
            <text:p>01/06/2016</text:p>
          </table:table-cell>
          <table:table-cell office:value-type="date" office:date-value="2017-12-01">
            <text:p>01/12/2017</text:p>
          </table:table-cell>
          <table:table-cell office:value-type="string">
            <text:p>Expertise SIG / R / Cartographie web. Développement d'une application thématique de cartographie web en conformité avec les normes OGC pour l'analyse des Aires Marines Protégées dans l'environnement virtual de recherche &lt;a href="https://www.bluebridge-vres.eu/paim-protected-area-impact-maps-virtual-research-environment"&gt;Protected Areas Impact Maps&lt;/a&gt; en collaboration avec GRID-ARENDAL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Expertise in GIS / R / Web-mapping. Development of a thematic GIS web-mapping OGC standard application for the analysis of Marine Protected Areas in the &lt;a href="https://www.bluebridge-vres.eu/paim-protected-area-impact-maps-virtual-research-environment"&gt;Protected Areas Impact Maps&lt;/a&gt; virtual research environment in partnership with GRID-ARENDAL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valuación SIG / R / Cartografía web. Desarollo de una aplicación cartográfica web en conformidad con las normas OGC para el análisis de Areas Marinas Protegidas en el ambiente virtual de investigación &lt;a href="https://www.bluebridge-vres.eu/paim-protected-area-impact-maps-virtual-research-environment"&gt;Protected Areas Impact Maps&lt;/a&gt; en colaboración con GRID-ARENDAL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grida</text:p>
          </table:table-cell>
          <table:table-cell office:value-type="string">
            <text:p>GRID-ARENDAL</text:p>
          </table:table-cell>
          <table:table-cell office:value-type="string">
            <text:p>https://www.grida.no/</text:p>
          </table:table-cell>
          <table:table-cell table:style-name="ce4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1">
          <table:table-cell office:value-type="string">
            <text:p>REF_FAO_INT_TUNAATLAS1</text:p>
          </table:table-cell>
          <table:table-cell office:value-type="string">
            <text:p>true</text:p>
          </table:table-cell>
          <table:table-cell office:value-type="date" office:date-value="2017-06-01">
            <text:p>01/06/2017</text:p>
          </table:table-cell>
          <table:table-cell office:value-type="date" office:date-value="2017-12-01">
            <text:p>01/12/2017</text:p>
          </table:table-cell>
          <table:table-cell office:value-type="string">
            <text:p>Expertise SIG / R / Cartographie web. Conceptualisation et Développement d'un catalogue de données et d'uneapplication web d'extraction et de visualisation cartographique de jeux de données de pêcheries thonières à l'échelle mondiale. Travail réalisé en collaboration avec le &lt;a href="http://www.fao.org/cwp-on-fishery-statistics/fr" target="_blank"&gt;Groupe de travail chargé de coordonner les statistiques des pêches (CWP)&lt;/a&gt; et l'unité de recherche &lt;a href="http://www.umr-marbec.fr/" target="_blank"&gt;MARBEC&lt;/a&gt; (IRD). Catalogue et application basés entièrement sur les normes OGC de données (WFS/WMS/SLD) et métadonnées (CSW) et alimentée par des flux automatisés de production et publication de métadonnées (ISO 19115/19119/19110/19139) basés sur les librairi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. Méthodologie reproductible, indépendante du domaine de données, et en conformité avec les normes internationales ISO/OGC et les &lt;a href="https://www.force11.org/group/fairgroup/fairprinciples" target="_blank"&gt;principes FAIR&lt;/a&gt;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Expertise in GIS / R / Web-mapping. Design and Implementation of a data catalogue and web application for Tuna fisheries data extraction and map visualization at global scale. Work performed in collaboration with the &lt;a href="http://www.fao.org/cwp-on-fishery-statistics/en/" target="_blank"&gt;Coordinating Working Party on Fishery Statistics (CWP)&lt;/a&gt; and the French IRD institute &lt;a href="http://www.umr-marbec.fr/" target="_blank"&gt;MARBEC&lt;/a&gt; research unit. Data catalogue and Web-application entirely based on OGC standards for data (WFS/WMS/SLD) and metadata (CSW), powered by automated flows of metadata (ISO 19115/19119/19110/19139) production and publication based on R packages &lt;b&gt;&lt;a href="http://github.com/eblondel/geometa" target="_blank"&gt;geometa&lt;/a&gt;&lt;/b&gt;, &lt;b&gt;&lt;a href="http://github.com/eblondel/geonapi" target="_blank"&gt;geonapi&lt;/a&gt;&lt;/b&gt; and &lt;b&gt;&lt;a href="http://github.com/eblondel/geosapi" target="_blank"&gt;geosapi&lt;/a&gt;&lt;/b&gt;. Methodology reproducible, domain-independent and compliant with ISO/OGC international standards and &lt;a href="https://www.force11.org/group/fairgroup/fairprinciples" target="_blank"&gt;FAIR principles&lt;/a&gt;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valuación SIG / R / Cartografía web. Diseño y Desarollo de un catálogo de datos y una aplicación web para la extracción y visualización cartográfica de juegos de datos de pesquería de atunes al nivel mundial. Trabajo hecho en colaboración con el &lt;a href="http://www.fao.org/cwp-on-fishery-statistics/es" target="_blank"&gt;Grupo Coordinador de Trabajo sobre Estadísticas de Pesca (CWP)&lt;/a&gt; y la unidad de investigación &lt;a href="http://www.umr-marbec.fr/" target="_blank"&gt;MARBEC&lt;/a&gt; del instituto francés IRD. Catálogo e Aplicación web enteramente basados sobre las normas OGC para datos (WFS/WMS/SLD) y metadatos (CSW), facilitada por flujos automatizados de producción y publicación de metadatos (ISO 19115/19119/19110/19139) basados sobre los paquetes R &lt;b&gt;&lt;a href="http://github.com/eblondel/geometa" target="_blank"&gt;geometa&lt;/a&gt;&lt;/b&gt;, &lt;b&gt;&lt;a href="http://github.com/eblondel/geonapi" target="_blank"&gt;geonapi&lt;/a&gt;&lt;/b&gt; y &lt;b&gt;&lt;a href="http://github.com/eblondel/geosapi" target="_blank"&gt;geosapi&lt;/a&gt;&lt;/b&gt;. Metodología reproductible, independiente del dominio de datos, y en conformidad con las normas internacionales ISO/OGC y los &lt;a href="https://www.force11.org/group/fairgroup/fairprinciples" target="_blank"&gt;Principios FAIR&lt;/a&gt;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string">
            <text:p>REF_IFREMER_2017_DCSMM_FOND_DATRAS</text:p>
          </table:table-cell>
          <table:table-cell office:value-type="string">
            <text:p>true</text:p>
          </table:table-cell>
          <table:table-cell office:value-type="date" office:date-value="2017-12-01">
            <text:p>01/12/2017</text:p>
          </table:table-cell>
          <table:table-cell office:value-type="date" office:date-value="2017-12-21">
            <text:p>21/12/2017</text:p>
          </table:table-cell>
          <table:table-cell office:value-type="string">
            <text:p>Expertise R pour la mise en forme des données DCSMM de déchets de fond de &lt;a href="http://quadrige.eaufrance.fr/" target="_blank"&gt;Quadrige2&lt;/a&gt; au format &lt;a href="https://datras.ices.dk/Data_products/ReportingFormat.aspx" target="_blank"&gt;DATRAS&lt;/a&gt; (&lt;a href="http://www.ices.dk/Pages/default.aspx" target="_blank" &gt;CIEM&lt;/a&gt;) dans le cadre de la transmission des données à la commission &lt;a href="https://www.ospar.org/" target="_blank"&gt;OSPAR&lt;/a&gt; et le projet &lt;a href="http://www.emodnet-chemistry.eu/welcome" target="_blank"&gt;EMODnet Chimie&lt;/a&gt;.</text:p>
          </table:table-cell>
          <table:table-cell office:value-type="string">
            <text:p>R Expertise for formatting marine litter data from &lt;a href="http://quadrige.eaufrance.fr/" target="_blank"&gt;Quadrige2&lt;/a&gt; to &lt;a href="https://datras.ices.dk/Data_products/ReportingFormat.aspx" target="_blank"&gt;DATRAS&lt;/a&gt; format (&lt;a href="http://www.ices.dk/Pages/default.aspx" target="_blank" &gt;ICES&lt;/a&gt;), as part the data transmission to &lt;a href="https://www.ospar.org/" target="_blank"&gt;OSPAR&lt;/a&gt; commission and the &lt;a href="http://www.emodnet-chemistry.eu/welcome" target="_blank"&gt;EMODnet Chemistry&lt;/a&gt; project.</text:p>
          </table:table-cell>
          <table:table-cell office:value-type="string">
            <text:p>Evaluación R para transformar datos de desechos marinos de &lt;a href="http://quadrige.eaufrance.fr/" target="_blank"&gt;Quadrige2&lt;/a&gt; en el formato &lt;a href="https://datras.ices.dk/Data_products/ReportingFormat.aspx" target="_blank"&gt;DATRAS&lt;/a&gt; format (&lt;a href="http://www.ices.dk/Pages/default.aspx" target="_blank" &gt;CIEM&lt;/a&gt;), en el marco de la transmisión de datos a la comisión &lt;a href="https://www.ospar.org/" target="_blank"&gt;OSPAR&lt;/a&gt; y el proyecto &lt;a href="http://www.emodnet-chemistry.eu/welcome" target="_blank"&gt;EMODnet Química&lt;/a&gt;.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8_DCSMM_FOND_SEADATANET</text:p>
          </table:table-cell>
          <table:table-cell office:value-type="string">
            <text:p>true</text:p>
          </table:table-cell>
          <table:table-cell office:value-type="date" office:date-value="2018-01-01">
            <text:p>01/01/2018</text:p>
          </table:table-cell>
          <table:table-cell office:value-type="date" office:date-value="2018-01-31">
            <text:p>31/01/2018</text:p>
          </table:table-cell>
          <table:table-cell office:value-type="string">
            <text:p>Expertise R pour la transmission des données microplastiques dans la base de données &lt;a href="http://www.emodnet-chemistry.eu/welcome" target="_blank"&gt;EMODnet Chimie&lt;/a&gt; via l'infrastructure de données &lt;a href="https://www.seadatanet.org" target="_blank"&gt;SeaDataNet&lt;/a&gt;: Mise en forme des données au format &lt;a href="https://www.seadatanet.org/Software/ODV" target="_blank"&gt;ODV&lt;/a&gt; (Ocean Data View) et production de fiches de métadonnées conformes au format &lt;a href="https://www.seadatanet.org/Publications/Technical-documentation/Metadata#CDI" target="_blank"&gt;CDI&lt;/a&gt; (Common Data Index, Profil ISO 19115/19139) avec la librairie R &lt;a href="https://github.com/eblondel/geometa"&gt;&lt;b&gt;geometa&lt;/b&gt;&lt;/a&gt;.</text:p>
          </table:table-cell>
          <table:table-cell office:value-type="string">
            <text:p>R Expertise for transmission of marine micro-litter data to the &lt;a href="http://www.emodnet-chemistry.eu/welcome" target="_blank"&gt;EMODnet Chemistry&lt;/a&gt; database through the &lt;a href="https://www.seadatanet.org" target="_blank"&gt;SeaDataNet&lt;/a&gt; data infrastructure: Data formatting to &lt;a href="https://www.seadatanet.org/Software/ODV" target="_blank"&gt;ODV&lt;/a&gt; (Ocean Data View) format and production of metadata sheets compliant with the &lt;a href="https://www.seadatanet.org/Publications/Technical-documentation/Metadata#CDI" target="_blank"&gt;CDI&lt;/a&gt; format (Common Data Index, ISO 19115/19139 Profile) using the R package &lt;a href="https://github.com/eblondel/geometa"&gt;&lt;b&gt;geometa&lt;/b&gt;&lt;/a&gt;.</text:p>
          </table:table-cell>
          <table:table-cell office:value-type="string">
            <text:p>Evaluación R para la transmisión de datos de microplásticos a la base de datos &lt;a href="http://www.emodnet-chemistry.eu/welcome" target="_blank"&gt;EMODnet Química&lt;/a&gt; mediante la infrastructura de datos &lt;a href="https://www.seadatanet.org" target="_blank"&gt;SeaDataNet&lt;/a&gt;: Transformación al formato &lt;a href="https://www.seadatanet.org/Software/ODV" target="_blank"&gt;ODV&lt;/a&gt; (Ocean Data View) et producción de fichas de metadatos conformes al formato &lt;a href="https://www.seadatanet.org/Publications/Technical-documentation/Metadata#CDI" target="_blank"&gt;CDI&lt;/a&gt; format (Common Data Index, Perfil ISO 19115/19139) mediante el paquete R &lt;a href="https://github.com/eblondel/geometa"&gt;&lt;b&gt;geometa&lt;/b&gt;&lt;/a&gt;.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FAO_INT_RGEO</text:p>
          </table:table-cell>
          <table:table-cell office:value-type="string">
            <text:p>true</text:p>
          </table:table-cell>
          <table:table-cell office:value-type="date" office:date-value="2018-02-01">
            <text:p>01/02/2018</text:p>
          </table:table-cell>
          <table:table-cell office:value-type="date" office:date-value="2018-02-28">
            <text:p>28/02/2018</text:p>
          </table:table-cell>
          <table:table-cell office:value-type="string">
            <text:p>Expert R, Atelier sur la gestion de métadonnées avec R (Agropolis, Montpellier - France). Introduction aux librairi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, et méthodologies associées pour la mise en place de flux automatisés de production et publication de métadonnées (ISO 19115/19119/19110/19139) en lien avec les plans de gestion de données (DMPs) et en conformité avec les normes internationales ISO/OGC, la directive Européenne INSPIRE et les &lt;a href="https://www.force11.org/group/fairgroup/fairprinciples" target="_blank"&gt;Principes FAIR&lt;/a&gt;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R Expert, Workshop on metadata management with R (Agropolis, Montpellier - France). Introduction to R packages &lt;b&gt;&lt;a href="http://github.com/eblondel/geometa" target="_blank"&gt;geometa&lt;/a&gt;&lt;/b&gt;, &lt;b&gt;&lt;a href="http://github.com/eblondel/geonapi" target="_blank"&gt;geonapi&lt;/a&gt;&lt;/b&gt; and &lt;b&gt;&lt;a href="http://github.com/eblondel/geosapi" target="_blank"&gt;geosapi&lt;/a&gt;&lt;/b&gt;, and related methodologies to set-up automated flows of metadata (ISO 19115/19119/19110/19139) production and publication in support to data management plans (DMPs) complying with ISO/OGC international standards, EC INSPIRE directive and &lt;a href="https://www.force11.org/group/fairgroup/fairprinciples" target="_blank"&gt;FAIR principles&lt;/a&gt;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xperto R, Taller sobre el manejo de metadatos con R (Agropolis, Montpellier - Francia). Introducción a los paquet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, y metodologías asociadas para la puesta en marcha de flujos automatizados de producción y publicaciónde metadatos (ISO 19115/19119/19110/19139) relacionado con los planes de manejo de datos (DMPs) y en conformidad con las normas internacionales ISO/OGC, la directa Europea ISNPIRE y los &lt;a href="https://www.force11.org/group/fairgroup/fairprinciples" target="_blank"&gt;Principios&lt;/a&gt;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ird</text:p>
          </table:table-cell>
          <table:table-cell office:value-type="string">
            <text:p>Institut pour la Recherche et le Développement</text:p>
          </table:table-cell>
          <table:table-cell office:value-type="string">
            <text:p>https://www.ird.fr/</text:p>
          </table:table-cell>
          <table:table-cell table:style-name="ce4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1">
          <table:table-cell office:value-type="string">
            <text:p>REF_FAO_INT_TUNAATLAS2</text:p>
          </table:table-cell>
          <table:table-cell office:value-type="string">
            <text:p>true</text:p>
          </table:table-cell>
          <table:table-cell office:value-type="date" office:date-value="2018-01-01">
            <text:p>01/01/2018</text:p>
          </table:table-cell>
          <table:table-cell office:value-type="date" office:date-value="2018-03-15">
            <text:p>15/03/2018</text:p>
          </table:table-cell>
          <table:table-cell office:value-type="string">
            <text:p>Expert en SIG et normes ISO/OGC pour le <text:s/>&lt;a href="http://www.fao.org/fishery/nems/41008/fr"&gt;Groupe Technique sur l'Harmonisation globale des statistiques de pêche thônière&lt;/a&gt;. Expertise et Présentations sur les normes SIG (Perspectives pour le CWP), les normes de (méta)données sur l'information géographique / méthodologies associées, et sur les outils et services mis à disposition dans le projet &lt;a href="https://www.bluebridge-vres.eu/"&gt;BlueBridge&lt;/a&gt; pour le renouvellement de l'Atlas thonier FAO. &lt;em&gt;Mission de consultant international FAO&lt;/em&gt;</text:p>
          </table:table-cell>
          <table:table-cell office:value-type="string">
            <text:p>Expert in GIS &amp; ISO/OGC standards for the &lt;a href="http://www.fao.org/fishery/nems/41008/fr"&gt;Technical Workshop on Global Harmonization of Tuna Fisheries Statistics&lt;/a&gt;. Expertise &amp; Presentations on the GIS standards (CWP Outlook), Geographic Information (Meta)data standards and methodologies and the FAO Tuna Atlas renewal-Tools and Services based on the services developed as part of the &lt;a href="https://www.bluebridge-vres.eu/"&gt;BlueBridge&lt;/a&gt; project. &lt;em&gt;FAO International Consultant Mission&lt;/em&gt;</text:p>
          </table:table-cell>
          <table:table-cell office:value-type="string">
            <text:p>Expert en SIG y normas ISO/OGC para el &lt;a href="http://www.fao.org/fishery/nems/41008/fr"&gt; Grupo Técnico sobre la harmonización global de las estadísticas de pesca de atún&lt;/a&gt;. Evaluaciones y Presentaciones sobre las normas SIG (Perspectivas para el CWP), las normas de (meta)datos sobre la información estadística / metodologías asociadas, y sobre las herramientas y servicios creados en el proyecto &lt;a href="https://www.bluebridge-vres.eu/"&gt;BlueBridge&lt;/a&gt; para la renovación del atlas de datos de atunes de la FAO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string">
            <text:p>REF_IFREMER_2018_DCSMM_EMODNET</text:p>
          </table:table-cell>
          <table:table-cell office:value-type="string">
            <text:p>true</text:p>
          </table:table-cell>
          <table:table-cell office:value-type="date" office:date-value="2018-01-01">
            <text:p>01/01/2018</text:p>
          </table:table-cell>
          <table:table-cell office:value-type="date" office:date-value="2018-03-31">
            <text:p>31/03/2018</text:p>
          </table:table-cell>
          <table:table-cell office:value-type="string">
            <text:p>Expertise R pour la transmission des données de déchets de fond et de plages dans la base de données &lt;a href="http://www.emodnet-chemistry.eu/welcome" target="_blank"&gt;EMODnet Chimie&lt;/a&gt;</text:p>
          </table:table-cell>
          <table:table-cell office:value-type="string">
            <text:p>R Expertise for transmission of marine litter and beach litter data to the &lt;a href="http://www.emodnet-chemistry.eu/welcome" target="_blank"&gt;EMODnet Chemistry&lt;/a&gt; database.</text:p>
          </table:table-cell>
          <table:table-cell office:value-type="string">
            <text:p>Evaluación R para la transmisión de datos de desechos de fondo y desechos de playas a la base de datos &lt;a href="http://www.emodnet-chemistry.eu/welcome" target="_blank"&gt;EMODnet Química&lt;/a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FAO_INT_WECAFC-FIRMS</text:p>
          </table:table-cell>
          <table:table-cell office:value-type="string">
            <text:p>true</text:p>
          </table:table-cell>
          <table:table-cell office:value-type="date" office:date-value="2018-04-15">
            <text:p>15/04/2018</text:p>
          </table:table-cell>
          <table:table-cell office:value-type="date" office:date-value="2018-05-15">
            <text:p>15/05/2018</text:p>
          </table:table-cell>
          <table:table-cell office:value-type="string">
            <text:p>Expertise SIG / R / Cartographie web. Conceptualisation et Développement d'un prototype d'application web d'extraction et de visualisation cartographique de jeux de données halieutiques pour la région des Caraïbes dans le cadre du partenariat COPACO-FIRMS. Application basée entièrement sur les normes OGC de données (WFS/WMS/SLD) et métadonnées (CSW) et alimentée par des flux automatisés de production et publication de métadonnées (ISO 19115/19119/19110/19139) basés sur les librairi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. Méthodologie reproductible, indépendante du domaine de données, et en conformité avec les normes internationales ISO/OGC et les &lt;a href="https://www.force11.org/group/fairgroup/fairprinciples" target="_blank"&gt;principes FAIR&lt;/a&gt;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Expertise in GIS / R / Web-mapping. Design and Implementation of a web application prototype for fisheries data extraction and map visualization for the Caribbean region as part of the WECAFC-FIRMS partnership. Web-application entirely based on OGC standards for data (WFS/WMS/SLD) and metadata (CSW), powered by automated flows of metadata (ISO 19115/19119/19110/19139) production and publication based on R packages &lt;b&gt;&lt;a href="http://github.com/eblondel/geometa" target="_blank"&gt;geometa&lt;/a&gt;&lt;/b&gt;, &lt;b&gt;&lt;a href="http://github.com/eblondel/geonapi" target="_blank"&gt;geonapi&lt;/a&gt;&lt;/b&gt; and &lt;b&gt;&lt;a href="http://github.com/eblondel/geosapi" target="_blank"&gt;geosapi&lt;/a&gt;&lt;/b&gt;. Methodology reproducible, domain-independent and compliant with ISO/OGC international standards and &lt;a href="https://www.force11.org/group/fairgroup/fairprinciples" target="_blank"&gt;FAIR principles&lt;/a&gt;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valuación SIG / R / Cartografía web. Diseño y Desarollo de un protótipo de aplicación web para la extracción y visualización cartográfica de juegos de datos de pesquería para la región del Caribe como parte de la colaboración COPACO-FIRMS. Aplicación web enteramente basada sobre las normas OGC para datos (WFS/WMS/SLD) y metadatos (CSW), facilitada por flujos automatizados de producción y publicación de metadatos (ISO 19115/19119/19110/19139) basados sobre los paquetes R &lt;b&gt;&lt;a href="http://github.com/eblondel/geometa" target="_blank"&gt;geometa&lt;/a&gt;&lt;/b&gt;, &lt;b&gt;&lt;a href="http://github.com/eblondel/geonapi" target="_blank"&gt;geonapi&lt;/a&gt;&lt;/b&gt; y &lt;b&gt;&lt;a href="http://github.com/eblondel/geosapi" target="_blank"&gt;geosapi&lt;/a&gt;&lt;/b&gt;. Metodología reproductible, independiente del dominio de datos, y en conformidad con las normas internacionales ISO/OGC y los &lt;a href="https://www.force11.org/group/fairgroup/fairprinciples" target="_blank"&gt;Principios FAIR&lt;/a&gt;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4"/>
        </table:table-row>
        <table:table-row table:style-name="ro1">
          <table:table-cell office:value-type="string">
            <text:p>REF_FAO_INT_TTO</text:p>
          </table:table-cell>
          <table:table-cell office:value-type="string">
            <text:p>true</text:p>
          </table:table-cell>
          <table:table-cell office:value-type="date" office:date-value="2018-05-15">
            <text:p>15/05/2018</text:p>
          </table:table-cell>
          <table:table-cell office:value-type="date" office:date-value="2018-06-10">
            <text:p>10/06/2018</text:p>
          </table:table-cell>
          <table:table-cell office:value-type="string">
            <text:p>Expert R. Renforcement des capacités en programmation R pour le traitement des données halieutiques. Formation R effectuée auprès des divisions Pêche et Informatique du Ministère de l'Agriculture et des Pêches de Trinidad et Tobago (20 participants). &lt;em&gt;Mission de consultant international FAO&lt;/em&gt;</text:p>
          </table:table-cell>
          <table:table-cell office:value-type="string">
            <text:p>R Expert. Capacity building in R programming for fisheries data processing and the creation of statistical indicators. R Training course delivered for the Fisheries and IT divisions of Ministry of Agriculture, Land &amp; Fisheries of Trinidad and Tobago (20 participants). &lt;em&gt;FAO International Consultant Mission&lt;/em&gt;</text:p>
          </table:table-cell>
          <table:table-cell office:value-type="string">
            <text:p>Experto R. Fortalecimiento de las capacidades en programación R para el tratamiento de datos pesqueros y la creación de indicadores estadísticos. Curso R dado a las divisiones de Pesquería et Informática del Ministerio de la Agricultura y Pesquerías de Trinidad y Tobago (20 participantes). &lt;em&gt;Misión de consultante internacional FAO&lt;/em&gt; </text:p>
          </table:table-cell>
          <table:table-cell table:style-name="Default" office:value-type="string">
            <text:p>tto-malf</text:p>
          </table:table-cell>
          <table:table-cell table:style-name="Default" office:value-type="string">
            <text:p>Ministry of Agriculture, Land and Fisheries of Trinidad and Tobago</text:p>
          </table:table-cell>
          <table:table-cell table:style-name="Default"/>
          <table:table-cell table:style-name="ce4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2">
          <table:table-cell office:value-type="string">
            <text:p>REF_CNRS_RGEO</text:p>
          </table:table-cell>
          <table:table-cell office:value-type="string">
            <text:p>true</text:p>
          </table:table-cell>
          <table:table-cell office:value-type="date" office:date-value="2018-09-16">
            <text:p>16/09/2018</text:p>
          </table:table-cell>
          <table:table-cell office:value-type="date" office:date-value="2018-09-19">
            <text:p>19/09/2018</text:p>
          </table:table-cell>
          <table:table-cell office:value-type="string">
            <text:p>Expert R, Atelier sur la gestion de métadonnées avec R (CNRS, La Rochelle - France). Introduction aux librairies R &lt;b&gt;&lt;a href="http://github.com/eblondel/geometa" target="_blank"&gt;geometa&lt;/a&gt;&lt;/b&gt;, &lt;b&gt;&lt;a href="http://github.com/eblondel/geonapi" target="_blank"&gt;geonapi&lt;/a&gt;&lt;/b&gt;, &lt;b&gt;&lt;a href="<text:a xlink:href="http://github.com/eblondel/ows4R">http://github.com/eblondel/ows4R</text:a>" target="_blank"&gt;ows4R&lt;/a&gt;&lt;/b&gt; et &lt;b&gt;&lt;a href="http://github.com/eblondel/geosapi" target="_blank"&gt;geosapi&lt;/a&gt;&lt;/b&gt;, et méthodologies associées pour la mise en place de flux automatisés de production et publication de métadonnées (ISO 19115/19119/19110/19139) en lien avec les plans de gestion de données (DMPs) et en conformité avec les normes internationales ISO/OGC, la directive Européenne INSPIRE et les &lt;a href="https://www.force11.org/group/fairgroup/fairprinciples" target="_blank"&gt;Principes FAIR&lt;/a&gt;.</text:p>
          </table:table-cell>
          <table:table-cell office:value-type="string">
            <text:p>R Expert, Workshop on metadata management with R (CNRS, La Rochelle - France). Introduction to R packages &lt;b&gt;&lt;a href="http://github.com/eblondel/geometa" target="_blank"&gt;geometa&lt;/a&gt;&lt;/b&gt;, &lt;b&gt;&lt;a href="http://github.com/eblondel/geonapi" target="_blank"&gt;geonapi&lt;/a&gt;&lt;/b&gt;, &lt;b&gt;&lt;a href="<text:a xlink:href="http://github.com/eblondel/ows4R">http://github.com/eblondel/ows4R</text:a>" target="_blank"&gt;ows4R&lt;/a&gt;&lt;/b&gt; and &lt;b&gt;&lt;a href="http://github.com/eblondel/geosapi" target="_blank"&gt;geosapi&lt;/a&gt;&lt;/b&gt;, and related methodologies to set-up automated flows of metadata (ISO 19115/19119/19110/19139) production and publication in support to data management plans (DMPs) complying with ISO/OGC international standards, EC INSPIRE directive and &lt;a href="https://www.force11.org/group/fairgroup/fairprinciples" target="_blank"&gt;FAIR principles&lt;/a&gt;. </text:p>
          </table:table-cell>
          <table:table-cell office:value-type="string">
            <text:p>Experto R, Taller sobre el manejo de metadatos con R (CNRS, La Rochelle - Francia). Introducción a los paquetes R &lt;b&gt;&lt;a href="http://github.com/eblondel/geometa" target="_blank"&gt;geometa&lt;/a&gt;&lt;/b&gt;, &lt;b&gt;&lt;a href="http://github.com/eblondel/geonapi" target="_blank"&gt;geonapi&lt;/a&gt;&lt;/b&gt;, &lt;b&gt;&lt;a href="http://github.com/eblondel/ows4R" target="_blank"&gt;ows4R&lt;/a&gt;&lt;/b&gt; et &lt;b&gt;&lt;a href="http://github.com/eblondel/geosapi" target="_blank"&gt;geosapi&lt;/a&gt;&lt;/b&gt;, y metodologías asociadas para la puesta en marcha de flujos automatizados de producción y publicaciónde metadatos (ISO 19115/19119/19110/19139) relacionado con los planes de manejo de datos (DMPs) y en conformidad con las normas internacionales ISO/OGC, la directa Europea ISNPIRE y los &lt;a href="https://www.force11.org/group/fairgroup/fairprinciples" target="_blank"&gt;Principios&lt;/a&gt;.</text:p>
          </table:table-cell>
          <table:table-cell office:value-type="string">
            <text:p>cnrs</text:p>
          </table:table-cell>
          <table:table-cell office:value-type="string">
            <text:p>Centre National de la Recherche Scientifique</text:p>
          </table:table-cell>
          <table:table-cell office:value-type="string">
            <text:p>http://www.cnrs.fr</text:p>
          </table:table-cell>
          <table:table-cell office:value-type="string">
            <text:p>cnrs-za</text:p>
          </table:table-cell>
          <table:table-cell office:value-type="string">
            <text:p>Zones Ateliers</text:p>
          </table:table-cell>
          <table:table-cell office:value-type="string">
            <text:p>http://www.za-inee.org/</text:p>
          </table:table-cell>
          <table:table-cell table:number-columns-repeated="1011"/>
        </table:table-row>
        <table:table-row table:style-name="ro2">
          <table:table-cell office:value-type="string">
            <text:p>REF_RCONSORTIUM_2019</text:p>
          </table:table-cell>
          <table:table-cell office:value-type="string">
            <text:p>true</text:p>
          </table:table-cell>
          <table:table-cell office:value-type="date" office:date-value="2018-12-16">
            <text:p>16/12/2018</text:p>
          </table:table-cell>
          <table:table-cell office:value-type="date" office:date-value="2019-08-31">
            <text:p>31/08/2019</text:p>
          </table:table-cell>
          <table:table-cell office:value-type="string">
            <text:p>Expert R, Renforcement de R pour la gestion des infrastructures de données spatiales : &lt;a href="http://github.com/eblondel/geometa" target="_blank"&gt;geometa&lt;/a&gt; et &lt;a href="http://github.com/eblondel/ows4R" target="_blank"&gt;ows4R&lt;/a&gt;. Plus d'informations sur la page: &lt;a href="https://www.r-consortium.org/blog/2019/03/12/2019-update-one-r-consortium-and-isc-announce-the-newest-funded-projects-for-the-r-community" target="_blank"&gt;<text:a xlink:href="https://www.r-consortium.org/blog/2019/03/12/2019-update-one-">https://www.r-consortium.org/blog/2019/03/12/2019-update-one-</text:a>r-consortium-and-isc-announce-the-newest-funded-projects-for-the-r-community&lt;/a&gt;</text:p>
          </table:table-cell>
          <table:table-cell office:value-type="string">
            <text:p>R Expert/Developer. Strenghtening of R in support of spatial data infrastructures management : &lt;a href="http://github.com/eblondel/geometa" target="_blank"&gt;geometa&lt;/a&gt; and &lt;a href="http://github.com/eblondel/ows4R" target="_blank"&gt;ows4R&lt;/a&gt;. See more information at <text:s/>&lt;a href="https://www.r-consortium.org/blog/2019/03/12/2019-update-one-r-consortium-and-isc-announce-the-newest-funded-projects-for-the-r-community" target="_blank"&gt;<text:a xlink:href="https://www.r-consortium.org/blog/2019/03/12/2019-update-one-">https://www.r-consortium.org/blog/2019/03/12/2019-update-one-</text:a>r-consortium-and-isc-announce-the-newest-funded-projects-for-the-r-community&lt;/a&gt;</text:p>
          </table:table-cell>
          <table:table-cell office:value-type="string">
            <text:p>Experto/Desarrollador R. Fortalecimiento de R para el manejo de infrastructuras de datos espaciales: &lt;a href="http://github.com/eblondel/geometa" target="_blank"&gt;geometa&lt;/a&gt; y &lt;a href="http://github.com/eblondel/ows4R" target="_blank"&gt;ows4R&lt;/a&gt;. Más informacion en la página: &lt;a href="https://www.r-consortium.org/blog/2019/03/12/2019-update-one-r-consortium-and-isc-announce-the-newest-funded-projects-for-the-r-community" target="_blank"&gt;<text:a xlink:href="https://www.r-consortium.org/blog/2019/03/12/2019-update-one-">https://www.r-consortium.org/blog/2019/03/12/2019-update-one-</text:a>r-consortium-and-isc-announce-the-newest-funded-projects-for-the-r-community&lt;/a&gt;</text:p>
          </table:table-cell>
          <table:table-cell office:value-type="string">
            <text:p>linuxfoundation</text:p>
          </table:table-cell>
          <table:table-cell office:value-type="string">
            <text:p>The Linux Foundation</text:p>
          </table:table-cell>
          <table:table-cell office:value-type="string">
            <text:p><text:a xlink:href="https://www.linuxfoundation.org/">https://www.linuxfoundation.org/</text:a></text:p>
          </table:table-cell>
          <table:table-cell office:value-type="string">
            <text:p>rconsortium</text:p>
          </table:table-cell>
          <table:table-cell office:value-type="string">
            <text:p>R Consortium</text:p>
          </table:table-cell>
          <table:table-cell office:value-type="string">
            <text:p><text:a xlink:href="https://www.r-consortium.org/">https://www.r-consortium.org/</text:a></text:p>
          </table:table-cell>
          <table:table-cell table:number-columns-repeated="1011"/>
        </table:table-row>
        <table:table-row table:style-name="ro2">
          <table:table-cell office:value-type="string">
            <text:p>REF_IRD_2019_1</text:p>
          </table:table-cell>
          <table:table-cell office:value-type="string">
            <text:p>true</text:p>
          </table:table-cell>
          <table:table-cell office:value-type="date" office:date-value="2019-07-01">
            <text:p>01/07/2019</text:p>
          </table:table-cell>
          <table:table-cell office:value-type="date" office:date-value="2019-07-15">
            <text:p>15/07/2019</text:p>
          </table:table-cell>
          <table:table-cell office:value-type="string">
            <text:p>Expert R, Développement R des librairies &lt;b&gt;&lt;a href="http://github.com/eblondel/zen4R" target="_blank"&gt;zen4R&lt;/a&gt;&lt;/b&gt; (Interface R pour l'infrastructure Zenodo) et &lt;b&gt;&lt;a href="http://github.com/eblondel/geoflow" target="_blank"&gt;geoflow&lt;/a&gt;&lt;/b&gt; (Outil R d'automatisation de la gestion de métadonnées).</text:p>
          </table:table-cell>
          <table:table-cell office:value-type="string">
            <text:p>R Expert, R development of libraries &lt;b&gt;&lt;a href="http://github.com/eblondel/zen4R" target="_blank"&gt;zen4R&lt;/a&gt;&lt;/b&gt; (R Interface to the Zenodo e-infrastructure) and &lt;b&gt;&lt;a href="http://github.com/eblondel/geoflow" target="_blank"&gt;geoflow&lt;/a&gt;&lt;/b&gt; (R engine to automate metadata management).</text:p>
          </table:table-cell>
          <table:table-cell office:value-type="string">
            <text:p>Experto R, Desarrollo de los paquetes &lt;b&gt;&lt;a href="http://github.com/eblondel/zen4R" target="_blank"&gt;zen4R&lt;/a&gt;&lt;/b&gt; (Interfaz R para la infrastructura Zenodo) y &lt;b&gt;&lt;a href="http://github.com/eblondel/geoflow" target="_blank"&gt;geoflow&lt;/a&gt;&lt;/b&gt; (Herramienta R para automatizar el manejo de metadatos).</text:p>
          </table:table-cell>
          <table:table-cell office:value-type="string">
            <text:p>ird</text:p>
          </table:table-cell>
          <table:table-cell office:value-type="string">
            <text:p>Institut pour la Recherche et le Développement</text:p>
          </table:table-cell>
          <table:table-cell office:value-type="string">
            <text:p>https://www.ird.fr/</text:p>
          </table:table-cell>
          <table:table-cell table:number-columns-repeated="1014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1">01/08/2019</text:date>, <text:time>19:2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Emmanuel Blondel</dc:creator>
    <meta:creation-date>2016-11-06T13:40:24Z</meta:creation-date>
    <dc:date>2019-08-01T19:26:37.83</dc:date>
    <meta:editing-cycles>48</meta:editing-cycles>
    <meta:editing-duration>PT11H7M35S</meta:editing-duration>
    <meta:document-statistic meta:table-count="1" meta:cell-count="269" meta:object-count="0"/>
  </office:meta>
</office:document-meta>
</file>